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start" style:justify-single-word="false" fo:break-before="page"/>
      <style:text-properties fo:font-size="15pt" style:font-size-asian="15pt" style:font-size-complex="15pt"/>
    </style:style>
    <style:style style:name="P8"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0"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1" style:family="paragraph" style:parent-style-name="Standard">
      <style:paragraph-properties fo:background-color="#ffffff">
        <style:background-image/>
      </style:paragraph-properties>
    </style:style>
    <style:style style:name="P12"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background-color="#ffffff">
        <style:background-image/>
      </style:paragraph-properties>
      <style:text-properties fo:font-size="12pt" style:font-size-asian="12pt" style:font-size-complex="12pt"/>
    </style:style>
    <style:style style:name="P16"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7"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18"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0"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P22"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background-color="#c0c0c0">
        <style:background-image/>
      </style:paragraph-properties>
    </style:style>
    <style:style style:name="P24" style:family="paragraph" style:parent-style-name="Standard">
      <style:paragraph-properties fo:break-before="page" fo:background-color="#c0c0c0">
        <style:background-image/>
      </style:paragraph-properties>
    </style:style>
    <style:style style:name="P25" style:family="paragraph" style:parent-style-name="Standard">
      <style:paragraph-properties fo:break-before="page" fo:background-color="#000000">
        <style:background-image/>
      </style:paragraph-properties>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style:style style:name="T4" style:family="text">
      <style:text-properties fo:font-size="28pt"/>
    </style:style>
    <style:style style:name="T5" style:family="text">
      <style:text-properties fo:font-weight="normal"/>
    </style:style>
    <style:style style:name="T6" style:family="text">
      <style:text-properties style:font-size-asian="28pt"/>
    </style:style>
    <style:style style:name="T7" style:family="text">
      <style:text-properties style:font-weight-asian="normal"/>
    </style:style>
    <style:style style:name="T8" style:family="text">
      <style:text-properties style:font-size-complex="28pt"/>
    </style:style>
    <style:style style:name="T9" style:family="text">
      <style:text-properties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12b Documentation</text:p>
      <text:p text:style-name="P3">Last updated 21/03/2008</text:p>
      <text:p text:style-name="P8"><text:tab/><text:tab/></text:p>
      <text:p text:style-name="P13"/>
      <text:p text:style-name="P20"/>
      <text:p text:style-name="P19">kmotion documentation</text:p>
      <text:p text:style-name="P20"/>
      <text:p text:style-name="P20"/>
      <text:p text:style-name="P20"/>
      <text:p text:style-name="P20">1:0 Installing kmotion:</text:p>
      <text:p text:style-name="P20"><text:tab/>1:1 Server requirements</text:p>
      <text:p text:style-name="P20"><text:tab/>1:2 Using the automated install script</text:p>
      <text:p text:style-name="P20"><text:tab/>1:3 Manual installation</text:p>
      <text:p text:style-name="P20"/>
      <text:p text:style-name="P20">2:0 Configuring kmotion</text:p>
      <text:p text:style-name="P20">3:0 FAQ</text:p>
      <text:p text:style-name="P20"/>
      <text:p text:style-name="P20">The following documentation provides a detailed breakdown of the internals of kmotion. It is aimed primarily at developers.</text:p>
      <text:p text:style-name="P18"/>
      <text:p text:style-name="P20">4:0 The Python back end</text:p>
      <text:p text:style-name="P20"><text:tab/>4:1 kmotion_hkd1</text:p>
      <text:p text:style-name="P20"><text:tab/>4:2 kmotion_hkd2</text:p>
      <text:p text:style-name="P20"><text:tab/>4:3 Creating configs</text:p>
      <text:p text:style-name="P20"><text:tab/>4:4 Diagnostic tools</text:p>
      <text:p text:style-name="P20"/>
      <text:p text:style-name="P20">5:0 The images database</text:p>
      <text:p text:style-name="P20"><text:tab/>5:1 The images top level directory </text:p>
      <text:p text:style-name="P20"><text:tab/>5:2 The images 1<text:span text:style-name="T2">st</text:span> level nested directory </text:p>
      <text:p text:style-name="P20"><text:tab/>5:3 The images 2<text:span text:style-name="T2">nd</text:span> level nested directory</text:p>
      <text:p text:style-name="P20"><text:tab/>5:4 The images 3<text:span text:style-name="T2">rd</text:span> level nested directory</text:p>
      <text:p text:style-name="P20"><text:tab/>5:5 The images 4<text:span text:style-name="T2">th</text:span> <text:s/>level nested directory</text:p>
      <text:p text:style-name="P20"><text:tab/>5:6 The images 5<text:span text:style-name="T2">th</text:span> level nested directory </text:p>
      <text:p text:style-name="P20"/>
      <text:p text:style-name="P20">6:0 The PHP/Javascript front end</text:p>
      <text:p text:style-name="P20"><text:tab/>6:1 index.php</text:p>
      <text:p text:style-name="P20"><text:tab/>6:2 archive_list.php</text:p>
      <text:p text:style-name="P20"><text:tab/>6:3 feed_status.php</text:p>
      <text:p text:style-name="P20"/>
      <text:p text:style-name="P20">7:0 Contacting the developer </text:p>
      <text:p text:style-name="P20"/>
      <text:p text:style-name="P20"/>
      <text:p text:style-name="P20"/>
      <text:p text:style-name="P10">1:0 Installing kmotion</text:p>
      <text:p text:style-name="P4"/>
      <text:p text:style-name="P2">1:1 Server requirements <text:s/>...</text:p>
      <text:p text:style-name="P16"/>
      <text:p text:style-name="P16">kmotion has been developed and tested on ubuntu 7.10. Although kmotion has modest requirement your mileage may vary on different distros. Here is a summary of the key server requirements.</text:p>
      <text:p text:style-name="P16"/>
      <text:p text:style-name="P16">Motion <text:tab/><text:tab/><text:tab/>v3.2.3</text:p>
      <text:p text:style-name="P16">Apache2 <text:tab/><text:tab/><text:tab/>v2.2.4</text:p>
      <text:p text:style-name="P16">Libapache2-mod-php5<text:tab/>v5.2.3</text:p>
      <text:p text:style-name="P16"/>
      <text:p text:style-name="P16">Disk space<text:tab/><text:tab/><text:tab/>min 5 GB</text:p>
      <text:p text:style-name="P16"/>
      <text:p text:style-name="P16">The amount of disk space that kmotion uses can be adjusted. See the FAQ</text:p>
      <text:p text:style-name="P16"/>
      <text:p text:style-name="P2">1:2 Using the automated install script <text:s/>...</text:p>
      <text:p text:style-name="P16"/>
      <text:p text:style-name="P16">Download the tarball and unzip it. Decide where you want the kmotion directory to live and move it there. kmotion can be installed almost anywhere but $HOME is as good as any.</text:p>
      <text:p text:style-name="P17"/>
      <text:p text:style-name="P17">cd kmotion</text:p>
      <text:p text:style-name="P17">sudo ./install.py</text:p>
      <text:p text:style-name="P17">.....</text:p>
      <text:p text:style-name="P17">&lt;press enter to start the install&gt;</text:p>
      <text:p text:style-name="P17">.....</text:p>
      <text:p text:style-name="P16"/>
      <text:p text:style-name="P16">And with any luck kmotion has installed. If everything is showing green [OK]'s go to the 'configuring kmotion' section.</text:p>
      <text:p text:style-name="P16"/>
      <text:p text:style-name="P2">1:3 Manual installation ...</text:p>
      <text:p text:style-name="P16"/>
      <text:p text:style-name="P16">So you want do do it the hard way huh ?</text:p>
      <text:p text:style-name="P16"/>
      <text:p text:style-name="P16">Download the tarball and unzip it. Decide where you want the kmotion directory to live and move it there. kmotion can be installed almost anywhere but $HOME is as good as any.</text:p>
      <text:p text:style-name="P17"/>
      <text:p text:style-name="P17">cd kmotion/daemons</text:p>
      <text:p text:style-name="P17">./install_int.py</text:p>
      <text:p text:style-name="P17">lpr daemon.rc</text:p>
      <text:p text:style-name="P17"/>
      <text:p text:style-name="P16">'install_int.py' sets the correct paths for the internal directories, generates a 'kmotion_vhost' file with the correct paths and generates 'kmotion' and 'kmotion_restart' with the correct paths. If you can print the daemons.rc it will be usefull for later reference.</text:p>
      <text:p text:style-name="P17"/>
      <text:p text:style-name="P17">sudo apt-get install libapache2-mod-php5 apache2 motion ntp screen</text:p>
      <text:p text:style-name="P16"/>
      <text:p text:style-name="P16">Although ntp and screen are not strictly neccesary if you are using a headless server they are a must.</text:p>
      <text:p text:style-name="P16"/>
      <text:p text:style-name="P17">sudo ln -s &lt;apache2_config_dir from daemon.rc&gt;/kmotion_vhost <text:s/>/etc/apache2/sites-enabled</text:p>
      <text:p text:style-name="P17">sudo /etc/init.d/apache2 restart</text:p>
      <text:p text:style-name="P16"/>
      <text:p text:style-name="P16"><text:soft-page-break/>Link 'kmotion_vhost' to apache2 and restart apache2.</text:p>
      <text:p text:style-name="P16"/>
      <text:p text:style-name="P17">sudo mv kmotion /usr/bin/</text:p>
      <text:p text:style-name="P17">sudo mv kmotion_restart /usr/bin</text:p>
      <text:p text:style-name="P16"/>
      <text:p text:style-name="P16">'kmotion' and 'kmotion_restart' are 'bin' files that have the correct paths to access the kmotion daemons. They were generated by 'install_int.py'.</text:p>
      <text:p text:style-name="P17"/>
      <text:p text:style-name="P17">sudo vi /etc/rc.local</text:p>
      <text:p text:style-name="P16"/>
      <text:p text:style-name="P16">Add the line 'sudo -u &lt;your loggon name&gt; kmotion &amp;' to the line above 'exit 0' in '/etc/rc.local'. This starts kmotion on a reboot.</text:p>
      <text:p text:style-name="P16"/>
      <text:p text:style-name="P16">And with any luck kmotion has been installed. If everything went smoothly go to the 'configuring kmotion' section.</text:p>
      <text:p text:style-name="P16"/>
      <text:p text:style-name="P21">2:0 Configuring kmotion</text:p>
      <text:p text:style-name="P4"/>
      <text:p text:style-name="P4">kmotion uses the same configuration file as motion ie 'motion.conf'. <text:s/>95% of all configuration for kmotion is the same as motion with a few exceptions.</text:p>
      <text:p text:style-name="P4"/>
      <text:p text:style-name="P15">In order for kmotion to display live jpegs from motion and offer event playback motion has to be configured in a certain way. <text:s/></text:p>
      <text:p text:style-name="P15"/>
      <text:p text:style-name="P15">(1)<text:tab/>Firstly motion.conf must be configured in thread mode even if you only have one camera. <text:s/></text:p>
      <text:p text:style-name="P15"/>
      <text:p text:style-name="P15">(2)<text:tab/>Secondly kmotion has to override five motion.conf options. Namely: jpeg_filename, <text:tab/>snapshot_filename, on_event_start, on_event_end, in_picture_save and target_dir.</text:p>
      <text:p text:style-name="P15"/>
      <text:p text:style-name="P15">(3)<text:tab/>Last an extra option. <text:s/>To get kmotion to display the cameras description <text:s/>use the kmotion <text:tab/>option '#ktext &lt;text&gt;' inside 'motion.conf' or its threads. <text:s/>So if camera 3 is of a garage, in <text:tab/>thread 3 you would add the line:</text:p>
      <text:p text:style-name="P15"/>
      <text:p text:style-name="P15"><text:tab/><text:span text:style-name="T1">#ktext messy garage</text:span></text:p>
      <text:p text:style-name="P15"/>
      <text:p text:style-name="P15">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5"/>
      <text:p text:style-name="P15">When done do not start motion just type 'kmotion', it in turns starts 'motion'. If you change 'motion.conf' type 'kmotion_restart' to get kmotion to reconfigure.</text:p>
      <text:p text:style-name="P15"/>
      <text:p text:style-name="P15">Finaly point your browser (hopefully firefox) to '<text:a xlink:type="simple" xlink:href="http://localhost:8080/">http://localhost:8080</text:a>' or 'http://xx.xx.xx.xx:8080' the default username is 'kmotion' the default password is 'kmotion' and have fun !</text:p>
      <text:p text:style-name="P9">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port from 8080 ?'</text:p>
      <text:p text:style-name="Standard"/>
      <text:p text:style-name="Standard">cd to kmotion/daemons edit 'daemon.rc'. <text:s/>Look for the subsection '[misc]' and the option 'port = 8080'. Change the port number then execute 'kmotion_restart'. You now need to restart apache2 with 'sudo /etc/init.d/apache2 restart'.</text:p>
      <text:p text:style-name="Standard"/>
      <text:p text:style-name="P1">3:3 '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 with 'sudo /etc/init.d/apache2 restart'.</text:p>
      <text:p text:style-name="Standard"/>
      <text:p text:style-name="P1">3:4 'I don't want to log in on my LAN, do I have to ?'</text:p>
      <text:p text:style-name="Standard"/>
      <text:p text:style-name="Standard">No you don't. Simply save 'http://&lt;user name&gt;@&lt;password&gt;:&lt;xx.xx.xx.xx&gt;:8080' as a bookmark, when you return to the bookmark your browser will no longer request a login.</text:p>
      <text:p text:style-name="Standard"/>
      <text:p text:style-name="P1">3:5 'How can I change where the image database is situated ?'</text:p>
      <text:p text:style-name="Standard"/>
      <text:p text:style-name="Standard">cd to kmotion/daemons edit 'daemon.rc'. <text:s/>Look for the subsection '[dirs]' and the option 'images_dir = .../kmotion/images'. Change the path to point to your desired location. <text:s/>Then execute 'kmotion_restart'</text:p>
      <text:p text:style-name="Standard"/>
      <text:p text:style-name="P1">3:6 'How can I change the maximum size of the images database ?'</text:p>
      <text:p text:style-name="Standard"/>
      <text:p text:style-name="Standard">cd kmotion/daemons edit 'daemon.rc'. <text:s/>Look for the subsection '[storage]' and the option 'size_gb = 5'. <text:s/>Change this value to your new maximum size in GB. <text:s/>When the image database grows to 90% of this value the oldest dated jpegs are deleted. <text:s/>Finally execute 'kmotion_restart' </text:p>
      <text:p text:style-name="Standard"/>
      <text:p text:style-name="P1">3:7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8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start' and finally restart apache by executing 'sudo /etc/init.d/apache2 restart'.</text:p>
      <text:p text:style-name="Standard"/>
      <text:p text:style-name="P1"><text:soft-page-break/>3:9 'What is in the misc_config directory ?'</text:p>
      <text:p text:style-name="Standard"/>
      <text:p text:style-name="Standard">The 'misc_config' directory contains configs and files generated and used by kmotion. <text:s/>Do not change anything in this directory.</text:p>
      <text:p text:style-name="P4"/>
      <text:p text:style-name="P2">3:10 'Why are you not using plugin X to show video ?'</text:p>
      <text:p text:style-name="P15"/>
      <text:p text:style-name="P15">In order for kmotion to be viewable on any browser anywhere in the world it must rely on nothing more exotic than Javascript. <text:s/>Locked down cyber cafes will not let you execute a .jar file !</text:p>
      <text:p text:style-name="P15"/>
      <text:p text:style-name="P15">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1 'This is brilliant – can I pay you some money ?'</text:p>
      <text:p text:style-name="P15"/>
      <text:p text:style-name="P15">Certainly :)</text:p>
      <text:p text:style-name="P15"/>
      <text:p text:style-name="P21">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size' file for today. It then adds the values of all '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24">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gen_kmotion_restart.py' generates the 'motion_restart'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5">In addition cd to kmotion/daemons. Execute 'daemon_manual.py'. This gives you manual control and status information of the daemons.</text:p>
      <text:p text:style-name="P15"/>
      <text:p text:style-name="P21">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24">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size' containing an integer number. This number is the latest estimate of the number of bytes held in the current directory. The current days 'size' <text:s/>is updated every 15 mins by 'kmotion_hkd1.py'. The value of each 'size' file in each of the available date directories is added together to decide if culling of the oldest dated directories is necessary. <text:s/>This is also performed by 'kmotion_hkd1.py'</text:p>
      <text:p text:style-name="Standard"/>
      <text:p text:style-name="P1">5:3 The images 2<text:span text:style-name="T2">nd</text:span> level nested directory .../images/YYYYMMDD/NN/ contains</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25">6:0 The PHP/Javascript front end</text:p>
      <text:p text:style-name="P12"/>
      <text:p text:style-name="P14">First a disclaimer. I have never coded in PHP or javascript before, this is my first project. The code works and is robust – elegant it ain't !</text:p>
      <text:p text:style-name="P14"/>
      <text:p text:style-name="P14">kmotions main web page 'index.php' control's the right hand side buttons and a large iframe where several other pages that are loaded.</text:p>
      <text:p text:style-name="P14"/>
      <text:p text:style-name="P14">In addition there are a couple of AJAX PHP calls which communicate data blobs between the server and the browser. </text:p>
      <text:p text:style-name="P14"/>
      <text:p text:style-name="P1">6:1 'index.php'</text:p>
      <text:p text:style-name="P14"/>
      <text:p text:style-name="P14">'index.php' holds the front ends state variables because it is the only page that is static. All other pages are loaded into the iframe within 'index.php'. All state variables are in the name space 'state' and are accessible by all other pages.</text:p>
      <text:p text:style-name="P11"/>
      <text:p text:style-name="P1">6:1 'archive_list.php'</text:p>
      <text:p text:style-name="P14"/>
      <text:p text:style-name="P14">Called as 'archive_lisr.php?archive_dir=&lt;archive_dir&gt;' <text:s/>it returns a coded data blob holding information on the selected video directory data structure. </text:p>
      <text:p text:style-name="P14"/>
      <text:p text:style-name="P14">Ideally a complete list of all jpeg file names would be returned but this could be tens of thousands of files long and incur a considerable delay. To avoid this the data blob is coded to drastically reduce the data size and increase responsiveness.</text:p>
      <text:p text:style-name="P14"/>
      <text:p text:style-name="P14">'archive_list.php' scans the directory and returns a data blob with the following format. </text:p>
      <text:p text:style-name="P14"/>
      <text:p text:style-name="P14">#s&lt;filename of first snapshot with this config&gt;$&lt;seconds till next snapshot&gt; ...</text:p>
      <text:p text:style-name="P14">#es&lt;dir name of first dir in seq&gt;$&lt;number of jpegs in dir&gt; ...</text:p>
      <text:p text:style-name="P14">#ef&lt;dir name of last dir in seq&gt;$&lt;number of jpegs in dir&gt; ...</text:p>
      <text:p text:style-name="P14">#ec&lt;number of jpegs in 'mid' seq&gt; ...</text:p>
      <text:p text:style-name="P14"/>
      <text:p text:style-name="P14">From this the browsers Javascript can regenerate an accurate directory structure complete with file and directory filenames. </text:p>
      <text:p text:style-name="P11"/>
      <text:p text:style-name="P1">6:1 'feed_status.php'</text:p>
      <text:p text:style-name="P14"/>
      <text:p text:style-name="P14">Called as 'feed_status.php' with no parameters returns a coded data blob holding information on all video feeds and any events (ie motion activity as resisted in the 'events' directory).</text:p>
      <text:p text:style-name="P14"/>
      <text:p text:style-name="P14">'feed_status.php' looks for the latest jpeg filenames and any events in progress returning a data blob in the following format.</text:p>
      <text:p text:style-name="P14"/>
      <text:p text:style-name="P14">#&lt;latest filename camera 1&gt;#&lt;latest filename camera 2&gt;...#&lt;latest filename camera 16&gt;</text:p>
      <text:p text:style-name="P14">$&lt;event number&gt;$&lt;event number&gt;</text:p>
      <text:p text:style-name="P14"/>
      <text:p text:style-name="P14">From this the browsers Javascript knows which jpeg to request for each camera and which cameras have an active event in progress.</text:p>
      <text:p text:style-name="P11"/>
      <text:p text:style-name="P21"><text:soft-page-break/>7:0 Contacting the developer </text:p>
      <text:p text:style-name="P12"/>
      <text:p text:style-name="P14">If you find any errors or omissions in this document please let me know. In fact contact me anyway even if you can't find any errors, <text:s/>if you love kmotion or think it could be improved it would be good to get feedback. I don't bite honest :)</text:p>
      <text:p text:style-name="P14"/>
      <text:p text:style-name="P14">Cheers</text:p>
      <text:p text:style-name="P14"/>
      <text:p text:style-name="P14">Dave</text:p>
      <text:p text:style-name="P14">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24T12:12:26</dc:date>
    <meta:editing-cycles>103</meta:editing-cycles>
    <meta:editing-duration>PT16H40M28S</meta:editing-duration>
    <meta:user-defined meta:name="Info 1"/>
    <meta:user-defined meta:name="Info 2"/>
    <meta:user-defined meta:name="Info 3"/>
    <meta:user-defined meta:name="Info 4"/>
    <meta:document-statistic meta:table-count="0" meta:image-count="0" meta:object-count="0" meta:page-count="10" meta:paragraph-count="165" meta:word-count="2817" meta:character-count="17076"/>
  </office:meta>
</office:document-meta>
</file>